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DragNDrop.doAction( ActionEvent 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portDragNDrop.canAddTo( ReportTreeNode parent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DragNDrop.removeNodesFromParents( ReportTreeNode [ ]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DragNDrop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